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ry.Entry(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outMemoryStore.load( String 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imeoutMemoryStore.evi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imeoutMemoryStore.TimeoutMemoryStore( IdGenerator idGenerator ,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imeoutMemoryStore.store( String id , Objec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